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Default"/>
          <table:table-cell office:value-type="string">
            <text:p>km</text:p>
          </table:table-cell>
          <table:table-cell office:value-type="string">
            <text:p>amount</text:p>
          </table:table-cell>
          <table:table-cell office:value-type="string">
            <text:p>quantity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X km</text:p>
          </table:table-cell>
          <table:table-cell office:value-type="string">
            <text:p>X ts</text:p>
          </table:table-cell>
          <table:table-cell office:value-type="string">
            <text:p>X ts (km)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insurance</text:p>
          </table:table-cell>
          <table:table-cell office:value-type="date" office:date-value="2006-01-04">
            <text:p>2006-01-04</text:p>
          </table:table-cell>
          <table:table-cell office:value-type="float" office:value="324">
            <text:p>324</text:p>
          </table:table-cell>
          <table:table-cell office:value-type="float" office:value="65">
            <text:p>65</text:p>
          </table:table-cell>
          <table:table-cell/>
          <table:table-cell office:value-type="float" office:value="1136329200">
            <text:p>11363292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36329200">
            <text:p>113632920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1-10">
            <text:p>2006-01-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136847600">
            <text:p>11368476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136847600">
            <text:p>11368476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2-15">
            <text:p>2006-02-15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139958000">
            <text:p>11399580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3-19">
            <text:p>2006-03-19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1142722800">
            <text:p>11427228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142722800">
            <text:p>114272280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08-02-06">
            <text:p>2008-02-06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/>
          <table:table-cell office:value-type="float" office:value="1202252400">
            <text:p>12022524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02252400">
            <text:p>12022524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ines</text:p>
          </table:table-cell>
          <table:table-cell office:value-type="date" office:date-value="2008-03-09">
            <text:p>2008-03-09</text:p>
          </table:table-cell>
          <table:table-cell office:value-type="float" office:value="654">
            <text:p>654</text:p>
          </table:table-cell>
          <table:table-cell office:value-type="float" office:value="765">
            <text:p>765</text:p>
          </table:table-cell>
          <table:table-cell/>
          <table:table-cell office:value-type="float" office:value="1205017200">
            <text:p>12050172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05017200">
            <text:p>120501720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0-11-01">
            <text:p>2010-11-0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88566000">
            <text:p>12885660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288566000">
            <text:p>12885660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0-11-08">
            <text:p>2010-11-0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89170800">
            <text:p>128917080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289170800">
            <text:p>12891708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01">
            <text:p>2011-01-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purchase</text:p>
          </table:table-cell>
          <table:table-cell office:value-type="date" office:date-value="2011-01-04">
            <text:p>2011-01-04</text:p>
          </table:table-cell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office:value-type="float" office:value="1294095600">
            <text:p>1294095600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294095600">
            <text:p>1294095600</text:p>
          </table:table-cell>
          <table:table-cell office:value-type="float" office:value="79954">
            <text:p>79954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10">
            <text:p>2011-01-10</text:p>
          </table:table-cell>
          <table:table-cell office:value-type="float" office:value="80000">
            <text:p>800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294614000">
            <text:p>1294614000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294614000">
            <text:p>1294614000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01">
            <text:p>2011-02-0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6514800">
            <text:p>129651480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insurance</text:p>
          </table:table-cell>
          <table:table-cell office:value-type="date" office:date-value="2011-02-06">
            <text:p>2011-02-06</text:p>
          </table:table-cell>
          <table:table-cell office:value-type="float" office:value="81756">
            <text:p>81756</text:p>
          </table:table-cell>
          <table:table-cell office:value-type="float" office:value="89">
            <text:p>89</text:p>
          </table:table-cell>
          <table:table-cell/>
          <table:table-cell office:value-type="float" office:value="1296946800">
            <text:p>1296946800</text:p>
          </table:table-cell>
          <table:table-cell table:number-columns-repeated="2"/>
          <table:table-cell office:value-type="float" office:value="79954">
            <text:p>79954</text:p>
          </table:table-cell>
          <table:table-cell office:value-type="float" office:value="1296946800">
            <text:p>1296946800</text:p>
          </table:table-cell>
          <table:table-cell office:value-type="float" office:value="81756">
            <text:p>81756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15">
            <text:p>2011-02-15</text:p>
          </table:table-cell>
          <table:table-cell office:value-type="float" office:value="83000">
            <text:p>830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297724400">
            <text:p>1297724400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float" office:value="1297724400">
            <text:p>1297724400</text:p>
          </table:table-cell>
          <table:table-cell office:value-type="float" office:value="83000">
            <text:p>830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3-09">
            <text:p>2011-03-09</text:p>
          </table:table-cell>
          <table:table-cell office:value-type="float" office:value="82547">
            <text:p>82547</text:p>
          </table:table-cell>
          <table:table-cell office:value-type="float" office:value="112">
            <text:p>112</text:p>
          </table:table-cell>
          <table:table-cell/>
          <table:table-cell office:value-type="float" office:value="1299625200">
            <text:p>1299625200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float" office:value="1299625200">
            <text:p>1299625200</text:p>
          </table:table-cell>
          <table:table-cell office:value-type="float" office:value="82547">
            <text:p>82547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3-19">
            <text:p>2011-03-19</text:p>
          </table:table-cell>
          <table:table-cell office:value-type="float" office:value="81500">
            <text:p>815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300489200">
            <text:p>1300489200</text:p>
          </table:table-cell>
          <table:table-cell table:number-columns-repeated="2"/>
          <table:table-cell office:value-type="float" office:value="81756">
            <text:p>81756</text:p>
          </table:table-cell>
          <table:table-cell office:value-type="float" office:value="1300489200">
            <text:p>1300489200</text:p>
          </table:table-cell>
          <table:table-cell office:value-type="float" office:value="81500">
            <text:p>815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5-01">
            <text:p>2011-05-0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/>
          <table:table-cell office:value-type="float" office:value="1304200800">
            <text:p>1304200800</text:p>
          </table:table-cell>
          <table:table-cell table:number-columns-repeated="2"/>
          <table:table-cell office:value-type="float" office:value="82547">
            <text:p>82547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6-01">
            <text:p>2011-06-01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  <table:table-cell office:value-type="float" office:value="1306879200">
            <text:p>1306879200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H1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17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faele Bolliger</meta:initial-creator>
    <meta:creation-date>2011-03-30T22:00:07</meta:creation-date>
    <dc:date>2011-05-04T17:12:56</dc:date>
    <dc:creator>Raffaele Bolliger</dc:creator>
    <meta:editing-duration>P3DT11H52M50S</meta:editing-duration>
    <meta:editing-cycles>20</meta:editing-cycles>
    <meta:generator>LibreOffice/3.3$Unix LibreOffice_project/330m19$Build-202</meta:generator>
    <meta:document-statistic meta:table-count="3" meta:cell-count="196" meta:object-count="0"/>
  </office:meta>
</office:document-meta>
</file>